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24c" officeooo:paragraph-rsid="0004724c"/>
    </style:style>
    <style:style style:name="P2" style:family="paragraph" style:parent-style-name="Standard">
      <style:text-properties officeooo:rsid="0004293e" officeooo:paragraph-rsid="0004293e"/>
    </style:style>
    <style:style style:name="P3" style:family="paragraph" style:parent-style-name="Standard">
      <style:text-properties officeooo:rsid="000bcfeb" officeooo:paragraph-rsid="000bcfeb"/>
    </style:style>
    <style:style style:name="P4" style:family="paragraph" style:parent-style-name="Standard">
      <style:text-properties officeooo:rsid="000bcfeb" officeooo:paragraph-rsid="00101e18"/>
    </style:style>
    <style:style style:name="P5" style:family="paragraph" style:parent-style-name="Standard">
      <style:text-properties officeooo:rsid="00101e18" officeooo:paragraph-rsid="00101e18"/>
    </style:style>
    <style:style style:name="P6" style:family="paragraph" style:parent-style-name="Standard">
      <style:text-properties officeooo:rsid="000bcfeb" officeooo:paragraph-rsid="00155b38"/>
    </style:style>
    <style:style style:name="P7" style:family="paragraph" style:parent-style-name="Standard">
      <style:text-properties officeooo:rsid="00101e18" officeooo:paragraph-rsid="00155b38"/>
    </style:style>
    <style:style style:name="P8" style:family="paragraph" style:parent-style-name="Standard">
      <style:text-properties officeooo:rsid="001aec59" officeooo:paragraph-rsid="001aec59"/>
    </style:style>
    <style:style style:name="P9" style:family="paragraph" style:parent-style-name="Standard">
      <style:text-properties officeooo:rsid="000d48a6" officeooo:paragraph-rsid="001b7fdf"/>
    </style:style>
    <style:style style:name="P10" style:family="paragraph" style:parent-style-name="Standard">
      <style:text-properties officeooo:rsid="001b7fdf" officeooo:paragraph-rsid="001b7fdf"/>
    </style:style>
    <style:style style:name="P11" style:family="paragraph" style:parent-style-name="Standard">
      <style:text-properties officeooo:paragraph-rsid="0020606b"/>
    </style:style>
    <style:style style:name="P12" style:family="paragraph" style:parent-style-name="Standard">
      <style:text-properties officeooo:paragraph-rsid="0020606b" fo:background-color="transparent"/>
    </style:style>
    <style:style style:name="T1" style:family="text">
      <style:text-properties officeooo:rsid="000557b0"/>
    </style:style>
    <style:style style:name="T2" style:family="text">
      <style:text-properties officeooo:rsid="001a3700"/>
    </style:style>
    <style:style style:name="T3" style:family="text">
      <style:text-properties officeooo:rsid="00093548"/>
    </style:style>
    <style:style style:name="T4" style:family="text">
      <style:text-properties officeooo:rsid="0006cac5"/>
    </style:style>
    <style:style style:name="T5" style:family="text">
      <style:text-properties officeooo:rsid="00101e18"/>
    </style:style>
    <style:style style:name="T6" style:family="text">
      <style:text-properties officeooo:rsid="00155b38"/>
    </style:style>
    <style:style style:name="T7" style:family="text">
      <style:text-properties officeooo:rsid="0016d332"/>
    </style:style>
    <style:style style:name="T8" style:family="text">
      <style:text-properties officeooo:rsid="0023b066"/>
    </style:style>
    <style:style style:name="T9" style:family="text">
      <style:text-properties officeooo:rsid="000ec3eb"/>
    </style:style>
    <style:style style:name="T10" style:family="text">
      <style:text-properties officeooo:rsid="001b7fdf"/>
    </style:style>
    <style:style style:name="T11" style:family="text">
      <style:text-properties officeooo:rsid="000e6093"/>
    </style:style>
    <style:style style:name="T12" style:family="text">
      <style:text-properties fo:font-style="italic" style:text-underline-style="solid" style:text-underline-width="auto" style:text-underline-color="font-color" officeooo:rsid="001be8f5" style:font-style-asian="italic" style:font-style-complex="italic"/>
    </style:style>
    <style:style style:name="T13" style:family="text">
      <style:text-properties officeooo:rsid="001be8f5"/>
    </style:style>
    <style:style style:name="T14" style:family="text">
      <style:text-properties officeooo:rsid="001b7fdf" fo:background-color="#ffff00" loext:char-shading-value="0"/>
    </style:style>
    <style:style style:name="T15" style:family="text">
      <style:text-properties officeooo:rsid="001e5437" fo:background-color="#ffff00" loext:char-shading-value="0"/>
    </style:style>
    <style:style style:name="T16" style:family="text">
      <style:text-properties style:text-underline-style="none" officeooo:rsid="00202066" fo:background-color="#ffff00" loext:char-shading-value="0"/>
    </style:style>
    <style:style style:name="T17" style:family="text">
      <style:text-properties officeooo:rsid="00202066" fo:background-color="#ffff00" loext:char-shading-value="0"/>
    </style:style>
    <style:style style:name="T18" style:family="text">
      <style:text-properties officeooo:rsid="0020606b" fo:background-color="#ffff00" loext:char-shading-value="0"/>
    </style:style>
    <style:style style:name="T19" style:family="text">
      <style:text-properties style:text-underline-style="none" officeooo:rsid="0020606b" fo:background-color="#ffff00" loext:char-shading-value="0"/>
    </style:style>
    <style:style style:name="T20" style:family="text">
      <style:text-properties style:text-underline-style="solid" style:text-underline-width="auto" style:text-underline-color="font-color" officeooo:rsid="0020606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tlu et al., 2021:</text:p>
      <text:p text:style-name="P1">1. <text:s/>If dopamine is critical in encoding positive outcomes -&gt; neural signatures (dopamine levels) should be similar during positive and negative reinforcement</text:p>
      <text:p text:style-name="P1">2. <text:span text:style-name="T1">Dopamine responses to discriminative cues increase from pre-training to post-training, while dopamine levels during reward retrieval decrease</text:span><text:span text:style-name="T2">s</text:span></text:p>
      <text:p text:style-name="P2"/>
      <text:p text:style-name="P2">Research Proposal</text:p>
      <text:p text:style-name="P2"/>
      <text:p text:style-name="P2"><text:span text:style-name="T3">Easy version: </text:span>In an environment where rewards are delivered unpredictably, we hypothesize that a reward will always trigger <text:span text:style-name="T3">an increase</text:span> in dopamine. This response remains consistent throughout both the initial learning phase and all subsequent sessions once the task is fully mastered.</text:p>
      <text:p text:style-name="P2"/>
      <text:p text:style-name="P2"><text:span text:style-name="T3">Formal version: </text:span>Our hypothesis is that unpredictable reward delivery elicits a consistent <text:span text:style-name="T4">increase in </text:span>dopaminergic response to each reward. This response is invariant to the animal's level of training, persisting equally during the <text:span text:style-name="T4">training </text:span>phase and in later, fully-trained sessions.</text:p>
      <text:p text:style-name="P2"/>
      <text:p text:style-name="P3">Q. Is there a divergence in the DLS vs VS?</text:p>
      <text:p text:style-name="P3"/>
      <text:p text:style-name="P4">D<text:span text:style-name="T5">LS</text:span> – stimulus-response and Lose-Shift -</text:p>
      <text:p text:style-name="P5">Hypothesis: When lose shift happens -</text:p>
      <text:p text:style-name="P6"><text:span text:style-name="T5">Loss --&gt; </text:span><text:span text:style-name="T6">GcaMP8f </text:span><text:span text:style-name="T7">a</text:span><text:span text:style-name="T6">ctivity more (D2-MSN activity increased)</text:span></text:p>
      <text:p text:style-name="P7"><text:tab/> <text:s/>low Dopamine.</text:p>
      <text:p text:style-name="P8">Net-Result --&gt; Change strategy --&gt; <text:span text:style-name="T8">shift choice</text:span></text:p>
      <text:p text:style-name="P8"/>
      <text:p text:style-name="P6"/>
      <text:p text:style-name="P3"/>
      <text:p text:style-name="P9"><text:span text:style-name="T9">Footnote</text:span><text:span text:style-name="T10">s</text:span><text:span text:style-name="T9">: </text:span></text:p>
      <text:p text:style-name="P9">Are rats reward motivated in the absence of <text:span text:style-name="T11">water or food restriction?</text:span></text:p>
      <text:p text:style-name="P10">Take data from Ben – Is there a change in trend of LS behavior during training and post-training? Is there <text:span text:style-name="T12">less</text:span> LS in training vs post-training? <text:span text:style-name="T13">Is there less LS as trials advance during a session and does this trend change (less LS as sessions advance) between training vs post-training?</text:span></text:p>
      <text:p text:style-name="P10"/>
      <text:p text:style-name="P11"><text:span text:style-name="T10">One is called the ‘direct’ pathway that has a disinhibitory effect on neocortical neurons. The other is called the ‘indirect’ pathway that has an inhibitory effect on neocortical neurons. MSN in the LS form an analogous CTX-STR loop with neocortical areas involved in sensory and motor processing</text:span><text:span text:style-name="T14">[</text:span><text:span text:style-name="T15">Satoshi et al., 2018 – </text:span><text:a xlink:type="simple" xlink:href="https://doi.org/10.1016/j.neuron.2018.08.002" text:style-name="Internet_20_link" text:visited-style-name="Visited_20_Internet_20_Link"><text:span text:style-name="T15">https://doi.org/10.1016/j.neuron.2018.08.002</text:span></text:a><text:span text:style-name="T15">, </text:span><text:a xlink:type="simple" xlink:href="https://www.cell.com/cell/fulltext/S0092-8674(16)30803-0?_returnURL=https%3A%2F%2Flinkinghub.elsevier.com%2Fretrieve%2Fpii%2FS0092867416308030%3Fshowall%3Dtrue#" text:style-name="Internet_20_link" text:visited-style-name="Visited_20_Internet_20_Link"><text:span text:style-name="T15">Tecuapetla</text:span></text:a><text:span text:style-name="T15"> et al., 2016 - <text:s/></text:span><text:a xlink:type="simple" xlink:href="https://doi.org/10.1016/j.cell.2016.06.032" text:style-name="Internet_20_link" text:visited-style-name="Visited_20_Internet_20_Link"><text:span text:style-name="T15">https://doi.org/10.1016/j.cell.2016.06.032</text:span></text:a><text:span text:style-name="T15">, Beest et al., 2024 - <text:s/></text:span><text:soft-page-break/><text:a xlink:type="simple" xlink:href="https://doi.org/10.1016/j.isci.2024.110753" text:style-name="Internet_20_link" text:visited-style-name="Visited_20_Internet_20_Link"><text:span text:style-name="T15">https://doi.org/10.1016/j.isci.2024.110753</text:span></text:a><text:a xlink:type="simple" xlink:href="https://doi.org/10.1016/j.isci.2024.110753,Parker" text:style-name="Internet_20_link" text:visited-style-name="Visited_20_Internet_20_Link"><text:span text:style-name="T15">, </text:span><text:span text:style-name="T16">Parker</text:span></text:a><text:span text:style-name="T17"> et al., 2018 – </text:span><text:a xlink:type="simple" xlink:href="https://doi.org/10.1038/s41586-018-0090-6" text:style-name="Internet_20_link" text:visited-style-name="Visited_20_Internet_20_Link"><text:span text:style-name="T17">https://doi.org/10.1038/s41586-018-0090-6</text:span></text:a><text:span text:style-name="T17">, </text:span><text:span text:style-name="T18">Varin and</text:span><text:span text:style-name="T19"> d’Exaerd</text:span><text:bookmark text:name="em0010"/><text:span text:style-name="T19">e, 2025 – </text:span><text:a xlink:type="simple" xlink:href="https://doi.org/10.1016/j.tins.2024.11.003" text:style-name="Internet_20_link" text:visited-style-name="Visited_20_Internet_20_Link"><text:span text:style-name="T20">https://doi.org/10.1016/j.tins.2024.11.003</text:span></text:a><text:span text:style-name="T19">, Lowet et al., 2025 - https://doi.org/10.1038/s41586-024-08488-5 </text:span><text:span text:style-name="T14">].</text:span></text:p>
      <text:p text:style-name="P11"><text:span text:style-name="T14"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2:19:07.886430381</meta:creation-date>
    <dc:date>2025-09-01T16:27:54.068557017</dc:date>
    <meta:editing-duration>P2DT5H55M39S</meta:editing-duration>
    <meta:editing-cycles>25</meta:editing-cycles>
    <meta:generator>LibreOffice/24.8.3.2$Linux_X86_64 LibreOffice_project/480$Build-2</meta:generator>
    <meta:document-statistic meta:table-count="0" meta:image-count="0" meta:object-count="0" meta:page-count="2" meta:paragraph-count="16" meta:word-count="311" meta:character-count="2222" meta:non-whitespace-character-count="1918"/>
  </office:meta>
</office:document-meta>
</file>